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 Emoji" svg:font-family="Segoe UI Emoji" style:font-family-generic="swiss" style:font-pitch="variable" svg:panose-1="2 11 5 2 4 2 4 2 2 3"/>
    <style:font-face style:name="Roboto" svg:font-family="Roboto" style:font-family-generic="system" style:font-pitch="variable" svg:panose-1="2 0 0 0 0 0 0 0 0 0"/>
    <style:font-face style:name="Poppins" svg:font-family="Poppins" style:font-family-generic="system" style:font-pitch="variable" svg:panose-1="0 0 5 0 0 0 0 0 0 0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>
        <style:tab-stops>
          <style:tab-stop style:type="left" style:position="0.7902in"/>
        </style:tab-stops>
      </style:paragraph-properties>
    </style:style>
    <style:style style:name="T2" style:parent-style-name="StrongEmphasis" style:family="text">
      <style:text-properties style:font-name="Segoe UI Emoji" style:font-name-complex="Segoe UI Emoji"/>
    </style:style>
    <style:style style:name="T3" style:parent-style-name="StrongEmphasis" style:family="text">
      <style:text-properties style:font-name="Roboto" style:font-name-complex="Poppins"/>
    </style:style>
    <style:style style:name="T4" style:parent-style-name="DefaultParagraphFont" style:family="text">
      <style:text-properties style:font-name="Segoe UI Emoji" style:font-name-complex="Segoe UI Emoji"/>
    </style:style>
    <style:style style:name="T5" style:parent-style-name="DefaultParagraphFont" style:family="text">
      <style:text-properties style:font-name="Roboto" style:font-name-complex="Poppins"/>
    </style:style>
    <style:style style:name="T6" style:parent-style-name="StrongEmphasis" style:family="text">
      <style:text-properties style:font-name="Roboto" style:font-name-complex="Poppins"/>
    </style:style>
    <style:style style:name="T7" style:parent-style-name="DefaultParagraphFont" style:family="text">
      <style:text-properties style:font-name="Segoe UI Emoji" style:font-name-complex="Segoe UI Emoji"/>
    </style:style>
    <style:style style:name="T8" style:parent-style-name="DefaultParagraphFont" style:family="text">
      <style:text-properties style:font-name="Roboto" style:font-name-complex="Poppins"/>
    </style:style>
    <style:style style:name="T9" style:parent-style-name="StrongEmphasis" style:family="text">
      <style:text-properties style:font-name="Roboto" style:font-name-complex="Poppins"/>
    </style:style>
    <style:style style:name="T10" style:parent-style-name="DefaultParagraphFont" style:family="text">
      <style:text-properties style:font-name="Roboto" style:font-name-complex="Poppins"/>
    </style:style>
    <style:style style:name="T11" style:parent-style-name="StrongEmphasis" style:family="text">
      <style:text-properties style:font-name="Roboto" style:font-name-complex="Poppins"/>
    </style:style>
    <style:style style:name="T12" style:parent-style-name="DefaultParagraphFont" style:family="text">
      <style:text-properties style:font-name="Roboto" style:font-name-complex="Poppins"/>
    </style:style>
    <style:style style:name="T13" style:parent-style-name="StrongEmphasis" style:family="text">
      <style:text-properties style:font-name="Roboto" style:font-name-complex="Poppins"/>
    </style:style>
    <style:style style:name="T14" style:parent-style-name="DefaultParagraphFont" style:family="text">
      <style:text-properties style:font-name="Roboto" style:font-name-complex="Poppins"/>
    </style:style>
    <style:style style:name="T15" style:parent-style-name="StrongEmphasis" style:family="text">
      <style:text-properties style:font-name="Roboto" style:font-name-complex="Poppins"/>
    </style:style>
    <style:style style:name="T16" style:parent-style-name="DefaultParagraphFont" style:family="text">
      <style:text-properties style:font-name="Roboto" style:font-name-complex="Poppins"/>
    </style:style>
    <style:style style:name="T17" style:parent-style-name="StrongEmphasis" style:family="text">
      <style:text-properties style:font-name="Roboto" style:font-name-complex="Poppins"/>
    </style:style>
    <style:style style:name="T18" style:parent-style-name="DefaultParagraphFont" style:family="text">
      <style:text-properties style:font-name="Roboto" style:font-name-complex="Poppins"/>
    </style:style>
    <style:style style:name="T19" style:parent-style-name="StrongEmphasis" style:family="text">
      <style:text-properties style:font-name="Roboto" style:font-name-complex="Poppins"/>
    </style:style>
    <style:style style:name="T20" style:parent-style-name="DefaultParagraphFont" style:family="text">
      <style:text-properties style:font-name="Roboto" style:font-name-complex="Poppins"/>
    </style:style>
    <style:style style:name="T21" style:parent-style-name="StrongEmphasis" style:family="text">
      <style:text-properties style:font-name="Roboto" style:font-name-complex="Poppins"/>
    </style:style>
    <style:style style:name="T22" style:parent-style-name="DefaultParagraphFont" style:family="text">
      <style:text-properties style:font-name="Roboto" style:font-name-complex="Poppins"/>
    </style:style>
    <style:style style:name="T23" style:parent-style-name="StrongEmphasis" style:family="text">
      <style:text-properties style:font-name="Roboto" style:font-name-complex="Poppins"/>
    </style:style>
    <style:style style:name="T24" style:parent-style-name="DefaultParagraphFont" style:family="text">
      <style:text-properties style:font-name="Roboto" style:font-name-complex="Poppins"/>
    </style:style>
    <style:style style:name="P25" style:parent-style-name="HorizontalLine" style:family="paragraph">
      <style:text-properties style:font-name="Roboto" style:font-name-complex="Poppins"/>
    </style:style>
    <style:style style:name="T26" style:parent-style-name="DefaultParagraphFont" style:family="text">
      <style:text-properties style:font-name="Segoe UI Symbol" style:font-name-complex="Segoe UI Symbol"/>
    </style:style>
    <style:style style:name="T27" style:parent-style-name="DefaultParagraphFont" style:family="text">
      <style:text-properties style:font-name="Roboto" style:font-name-complex="Poppins"/>
    </style:style>
    <style:style style:name="T28" style:parent-style-name="StrongEmphasis" style:family="text">
      <style:text-properties style:font-name="Roboto" style:font-name-complex="Poppins"/>
    </style:style>
    <style:style style:name="T29" style:parent-style-name="StrongEmphasis" style:family="text">
      <style:text-properties style:font-name="Roboto" style:font-name-complex="Poppins"/>
    </style:style>
    <style:style style:name="T30" style:parent-style-name="StrongEmphasis" style:family="text">
      <style:text-properties style:font-name="Segoe UI Symbol" style:font-name-complex="Segoe UI Symbol"/>
    </style:style>
    <style:style style:name="T31" style:parent-style-name="StrongEmphasis" style:family="text">
      <style:text-properties style:font-name="Roboto" style:font-name-complex="Poppins"/>
    </style:style>
    <style:style style:name="T32" style:parent-style-name="DefaultParagraphFont" style:family="text">
      <style:text-properties style:font-name="Segoe UI Emoji" style:font-name-complex="Segoe UI Emoji"/>
    </style:style>
    <style:style style:name="T33" style:parent-style-name="DefaultParagraphFont" style:family="text">
      <style:text-properties style:font-name="Roboto" style:font-name-complex="Poppins"/>
    </style:style>
    <style:style style:name="T34" style:parent-style-name="StrongEmphasis" style:family="text">
      <style:text-properties style:font-name="Roboto" style:font-name-complex="Poppins"/>
    </style:style>
    <style:style style:name="T35" style:parent-style-name="DefaultParagraphFont" style:family="text">
      <style:text-properties style:font-name="Roboto" style:font-name-complex="Poppins"/>
    </style:style>
    <style:style style:name="T36" style:parent-style-name="DefaultParagraphFont" style:family="text">
      <style:text-properties style:font-name="Roboto" style:font-name-complex="Poppins"/>
    </style:style>
    <style:style style:name="T37" style:parent-style-name="DefaultParagraphFont" style:family="text">
      <style:text-properties style:font-name="Segoe UI Emoji" style:font-name-complex="Segoe UI Emoji"/>
    </style:style>
    <style:style style:name="T38" style:parent-style-name="DefaultParagraphFont" style:family="text">
      <style:text-properties style:font-name="Roboto" style:font-name-complex="Poppins"/>
    </style:style>
    <style:style style:name="T39" style:parent-style-name="StrongEmphasis" style:family="text">
      <style:text-properties style:font-name="Roboto" style:font-name-complex="Poppins"/>
    </style:style>
    <style:style style:name="T40" style:parent-style-name="DefaultParagraphFont" style:family="text">
      <style:text-properties style:font-name="Roboto" style:font-name-complex="Poppins"/>
    </style:style>
    <style:style style:name="T41" style:parent-style-name="DefaultParagraphFont" style:family="text">
      <style:text-properties style:font-name="Roboto" style:font-name-complex="Poppins"/>
    </style:style>
    <style:style style:name="T42" style:parent-style-name="DefaultParagraphFont" style:family="text">
      <style:text-properties style:font-name="Segoe UI Emoji" style:font-name-complex="Segoe UI Emoji"/>
    </style:style>
    <style:style style:name="T43" style:parent-style-name="DefaultParagraphFont" style:family="text">
      <style:text-properties style:font-name="Roboto" style:font-name-complex="Poppins"/>
    </style:style>
    <style:style style:name="T44" style:parent-style-name="StrongEmphasis" style:family="text">
      <style:text-properties style:font-name="Roboto" style:font-name-complex="Poppins"/>
    </style:style>
    <style:style style:name="T45" style:parent-style-name="DefaultParagraphFont" style:family="text">
      <style:text-properties style:font-name="Roboto" style:font-name-complex="Poppins"/>
    </style:style>
    <style:style style:name="T46" style:parent-style-name="DefaultParagraphFont" style:family="text">
      <style:text-properties style:font-name="Roboto" style:font-name-complex="Poppins"/>
    </style:style>
    <style:style style:name="T47" style:parent-style-name="DefaultParagraphFont" style:family="text">
      <style:text-properties style:font-name="Segoe UI Emoji" style:font-name-complex="Segoe UI Emoji"/>
    </style:style>
    <style:style style:name="T48" style:parent-style-name="DefaultParagraphFont" style:family="text">
      <style:text-properties style:font-name="Roboto" style:font-name-complex="Poppins"/>
    </style:style>
    <style:style style:name="T49" style:parent-style-name="StrongEmphasis" style:family="text">
      <style:text-properties style:font-name="Roboto" style:font-name-complex="Poppins"/>
    </style:style>
    <style:style style:name="T50" style:parent-style-name="DefaultParagraphFont" style:family="text">
      <style:text-properties style:font-name="Roboto" style:font-name-complex="Poppins"/>
    </style:style>
    <style:style style:name="T51" style:parent-style-name="StrongEmphasis" style:family="text">
      <style:text-properties style:font-name="Roboto" style:font-name-complex="Poppins"/>
    </style:style>
    <style:style style:name="T52" style:parent-style-name="DefaultParagraphFont" style:family="text">
      <style:text-properties style:font-name="Roboto" style:font-name-complex="Poppins"/>
    </style:style>
    <style:style style:name="T53" style:parent-style-name="DefaultParagraphFont" style:family="text">
      <style:text-properties style:font-name="Segoe UI Emoji" style:font-name-complex="Segoe UI Emoji"/>
    </style:style>
    <style:style style:name="T54" style:parent-style-name="DefaultParagraphFont" style:family="text">
      <style:text-properties style:font-name="Roboto" style:font-name-complex="Poppins"/>
    </style:style>
    <style:style style:name="T55" style:parent-style-name="StrongEmphasis" style:family="text">
      <style:text-properties style:font-name="Roboto" style:font-name-complex="Poppins"/>
    </style:style>
    <style:style style:name="T56" style:parent-style-name="DefaultParagraphFont" style:family="text">
      <style:text-properties style:font-name="Segoe UI Emoji" style:font-name-complex="Segoe UI Emoji"/>
    </style:style>
    <style:style style:name="T57" style:parent-style-name="DefaultParagraphFont" style:family="text">
      <style:text-properties style:font-name="Roboto" style:font-name-complex="Poppins"/>
    </style:style>
    <style:style style:name="T58" style:parent-style-name="StrongEmphasis" style:family="text">
      <style:text-properties style:font-name="Roboto" style:font-name-complex="Poppins"/>
    </style:style>
    <style:style style:name="T59" style:parent-style-name="DefaultParagraphFont" style:family="text">
      <style:text-properties style:font-name="Roboto" style:font-name-complex="Poppins"/>
    </style:style>
    <style:style style:name="T60" style:parent-style-name="StrongEmphasis" style:family="text">
      <style:text-properties style:font-name="Roboto" style:font-name-complex="Poppins"/>
    </style:style>
    <style:style style:name="T61" style:parent-style-name="DefaultParagraphFont" style:family="text">
      <style:text-properties style:font-name="Roboto" style:font-name-complex="Poppins"/>
    </style:style>
    <style:style style:name="P62" style:parent-style-name="HorizontalLine" style:family="paragraph">
      <style:text-properties style:font-name="Roboto" style:font-name-complex="Poppins"/>
    </style:style>
    <style:style style:name="T63" style:parent-style-name="StrongEmphasis" style:family="text">
      <style:text-properties style:font-name="Roboto" style:font-name-complex="Poppins"/>
    </style:style>
    <style:style style:name="T64" style:parent-style-name="StrongEmphasis" style:family="text">
      <style:text-properties style:font-name="Segoe UI Symbol" style:font-name-complex="Segoe UI Symbol"/>
    </style:style>
    <style:style style:name="T65" style:parent-style-name="StrongEmphasis" style:family="text">
      <style:text-properties style:font-name="Roboto" style:font-name-complex="Poppins"/>
    </style:style>
    <style:style style:name="T66" style:parent-style-name="DefaultParagraphFont" style:family="text">
      <style:text-properties style:font-name="Segoe UI Emoji" style:font-name-complex="Segoe UI Emoji"/>
    </style:style>
    <style:style style:name="T67" style:parent-style-name="DefaultParagraphFont" style:family="text">
      <style:text-properties style:font-name="Roboto" style:font-name-complex="Poppins" fo:language="en" fo:country="US"/>
    </style:style>
    <style:style style:name="T68" style:parent-style-name="StrongEmphasis" style:family="text">
      <style:text-properties style:font-name="Roboto" style:font-name-complex="Poppins" fo:language="en" fo:country="US"/>
    </style:style>
    <style:style style:name="T69" style:parent-style-name="DefaultParagraphFont" style:family="text">
      <style:text-properties style:font-name="Roboto" style:font-name-complex="Poppins" fo:language="en" fo:country="US"/>
    </style:style>
    <style:style style:name="T70" style:parent-style-name="DefaultParagraphFont" style:family="text">
      <style:text-properties style:font-name="Roboto" style:font-name-complex="Poppins" fo:language="en" fo:country="US"/>
    </style:style>
    <style:style style:name="T71" style:parent-style-name="DefaultParagraphFont" style:family="text">
      <style:text-properties style:font-name="Segoe UI Emoji" style:font-name-complex="Segoe UI Emoji"/>
    </style:style>
    <style:style style:name="T72" style:parent-style-name="DefaultParagraphFont" style:family="text">
      <style:text-properties style:font-name="Roboto" style:font-name-complex="Poppins" fo:language="en" fo:country="US"/>
    </style:style>
    <style:style style:name="T73" style:parent-style-name="StrongEmphasis" style:family="text">
      <style:text-properties style:font-name="Roboto" style:font-name-complex="Poppins" fo:language="en" fo:country="US"/>
    </style:style>
    <style:style style:name="T74" style:parent-style-name="DefaultParagraphFont" style:family="text">
      <style:text-properties style:font-name="Roboto" style:font-name-complex="Poppins" fo:language="en" fo:country="US"/>
    </style:style>
    <style:style style:name="P75" style:parent-style-name="Textbody" style:family="paragraph">
      <style:paragraph-properties fo:margin-bottom="0in"/>
    </style:style>
    <style:style style:name="T76" style:parent-style-name="SourceText" style:family="text">
      <style:text-properties style:font-name="Roboto" style:font-name-complex="Poppins"/>
    </style:style>
    <style:style style:name="T77" style:parent-style-name="DefaultParagraphFont" style:family="text">
      <style:text-properties style:font-name="Roboto" style:font-name-complex="Poppins"/>
    </style:style>
    <style:style style:name="P78" style:parent-style-name="Textbody" style:family="paragraph">
      <style:paragraph-properties fo:margin-bottom="0in"/>
    </style:style>
    <style:style style:name="T79" style:parent-style-name="SourceText" style:family="text">
      <style:text-properties style:font-name="Roboto" style:font-name-complex="Poppins"/>
    </style:style>
    <style:style style:name="T80" style:parent-style-name="DefaultParagraphFont" style:family="text">
      <style:text-properties style:font-name="Roboto" style:font-name-complex="Poppins"/>
    </style:style>
    <style:style style:name="P81" style:parent-style-name="Textbody" style:family="paragraph"/>
    <style:style style:name="T82" style:parent-style-name="SourceText" style:family="text">
      <style:text-properties style:font-name="Roboto" style:font-name-complex="Poppins"/>
    </style:style>
    <style:style style:name="T83" style:parent-style-name="DefaultParagraphFont" style:family="text">
      <style:text-properties style:font-name="Roboto" style:font-name-complex="Poppins"/>
    </style:style>
    <style:style style:name="T84" style:parent-style-name="DefaultParagraphFont" style:family="text">
      <style:text-properties style:font-name="Segoe UI Emoji" style:font-name-complex="Segoe UI Emoji"/>
    </style:style>
    <style:style style:name="T85" style:parent-style-name="DefaultParagraphFont" style:family="text">
      <style:text-properties style:font-name="Roboto" style:font-name-complex="Poppins"/>
    </style:style>
    <style:style style:name="T86" style:parent-style-name="StrongEmphasis" style:family="text">
      <style:text-properties style:font-name="Roboto" style:font-name-complex="Poppins"/>
    </style:style>
    <style:style style:name="T87" style:parent-style-name="DefaultParagraphFont" style:family="text">
      <style:text-properties style:font-name="Roboto" style:font-name-complex="Poppins"/>
    </style:style>
    <style:style style:name="P88" style:parent-style-name="HorizontalLine" style:family="paragraph">
      <style:text-properties style:font-name="Roboto" style:font-name-complex="Poppins"/>
    </style:style>
    <style:style style:name="T89" style:parent-style-name="StrongEmphasis" style:family="text">
      <style:text-properties style:font-name="Roboto" style:font-name-complex="Poppins"/>
    </style:style>
    <style:style style:name="T90" style:parent-style-name="StrongEmphasis" style:family="text">
      <style:text-properties style:font-name="Segoe UI Symbol" style:font-name-complex="Segoe UI Symbol"/>
    </style:style>
    <style:style style:name="T91" style:parent-style-name="StrongEmphasis" style:family="text">
      <style:text-properties style:font-name="Roboto" style:font-name-complex="Poppins"/>
    </style:style>
    <style:style style:name="T92" style:parent-style-name="DefaultParagraphFont" style:family="text">
      <style:text-properties style:font-name="Segoe UI Emoji" style:font-name-complex="Segoe UI Emoji"/>
    </style:style>
    <style:style style:name="T93" style:parent-style-name="DefaultParagraphFont" style:family="text">
      <style:text-properties style:font-name="Roboto" style:font-name-complex="Poppins"/>
    </style:style>
    <style:style style:name="T94" style:parent-style-name="StrongEmphasis" style:family="text">
      <style:text-properties style:font-name="Roboto" style:font-name-complex="Poppins"/>
    </style:style>
    <style:style style:name="T95" style:parent-style-name="DefaultParagraphFont" style:family="text">
      <style:text-properties style:font-name="Roboto" style:font-name-complex="Poppins"/>
    </style:style>
    <style:style style:name="T96" style:parent-style-name="DefaultParagraphFont" style:family="text">
      <style:text-properties style:font-name="Segoe UI Emoji" style:font-name-complex="Segoe UI Emoji"/>
    </style:style>
    <style:style style:name="T97" style:parent-style-name="DefaultParagraphFont" style:family="text">
      <style:text-properties style:font-name="Roboto" style:font-name-complex="Poppins"/>
    </style:style>
    <style:style style:name="T98" style:parent-style-name="SourceText" style:family="text">
      <style:text-properties style:font-name="Roboto" style:font-name-complex="Poppins"/>
    </style:style>
    <style:style style:name="T99" style:parent-style-name="DefaultParagraphFont" style:family="text">
      <style:text-properties style:font-name="Roboto" style:font-name-complex="Poppins"/>
    </style:style>
    <style:style style:name="T100" style:parent-style-name="DefaultParagraphFont" style:family="text">
      <style:text-properties style:font-name="Roboto" style:font-name-complex="Poppins"/>
    </style:style>
    <style:style style:name="T101" style:parent-style-name="DefaultParagraphFont" style:family="text">
      <style:text-properties style:font-name="Segoe UI Emoji" style:font-name-complex="Segoe UI Emoji"/>
    </style:style>
    <style:style style:name="T102" style:parent-style-name="DefaultParagraphFont" style:family="text">
      <style:text-properties style:font-name="Roboto" style:font-name-complex="Poppins"/>
    </style:style>
    <style:style style:name="T103" style:parent-style-name="StrongEmphasis" style:family="text">
      <style:text-properties style:font-name="Roboto" style:font-name-complex="Poppins"/>
    </style:style>
    <style:style style:name="T104" style:parent-style-name="DefaultParagraphFont" style:family="text">
      <style:text-properties style:font-name="Roboto" style:font-name-complex="Poppins"/>
    </style:style>
    <style:style style:name="T105" style:parent-style-name="StrongEmphasis" style:family="text">
      <style:text-properties style:font-name="Roboto" style:font-name-complex="Poppins"/>
    </style:style>
    <style:style style:name="T106" style:parent-style-name="DefaultParagraphFont" style:family="text">
      <style:text-properties style:font-name="Roboto" style:font-name-complex="Poppins"/>
    </style:style>
    <style:style style:name="T107" style:parent-style-name="DefaultParagraphFont" style:family="text">
      <style:text-properties style:font-name="Segoe UI Emoji" style:font-name-complex="Segoe UI Emoji"/>
    </style:style>
    <style:style style:name="T108" style:parent-style-name="DefaultParagraphFont" style:family="text">
      <style:text-properties style:font-name="Roboto" style:font-name-complex="Poppins"/>
    </style:style>
    <style:style style:name="T109" style:parent-style-name="StrongEmphasis" style:family="text">
      <style:text-properties style:font-name="Roboto" style:font-name-complex="Poppins"/>
    </style:style>
    <style:style style:name="T110" style:parent-style-name="DefaultParagraphFont" style:family="text">
      <style:text-properties style:font-name="Segoe UI Emoji" style:font-name-complex="Segoe UI Emoji"/>
    </style:style>
    <style:style style:name="T111" style:parent-style-name="DefaultParagraphFont" style:family="text">
      <style:text-properties style:font-name="Roboto" style:font-name-complex="Poppins"/>
    </style:style>
    <style:style style:name="T112" style:parent-style-name="StrongEmphasis" style:family="text">
      <style:text-properties style:font-name="Roboto" style:font-name-complex="Poppins"/>
    </style:style>
    <style:style style:name="T113" style:parent-style-name="DefaultParagraphFont" style:family="text">
      <style:text-properties style:font-name="Roboto" style:font-name-complex="Poppins"/>
    </style:style>
    <style:style style:name="T114" style:parent-style-name="StrongEmphasis" style:family="text">
      <style:text-properties style:font-name="Roboto" style:font-name-complex="Poppins"/>
    </style:style>
    <style:style style:name="T115" style:parent-style-name="DefaultParagraphFont" style:family="text">
      <style:text-properties style:font-name="Roboto" style:font-name-complex="Poppins"/>
    </style:style>
    <style:style style:name="T116" style:parent-style-name="StrongEmphasis" style:family="text">
      <style:text-properties style:font-name="Roboto" style:font-name-complex="Poppins"/>
    </style:style>
    <style:style style:name="T117" style:parent-style-name="DefaultParagraphFont" style:family="text">
      <style:text-properties style:font-name="Roboto" style:font-name-complex="Poppins"/>
    </style:style>
    <style:style style:name="P118" style:parent-style-name="HorizontalLine" style:family="paragraph">
      <style:text-properties style:font-name="Roboto" style:font-name-complex="Poppins"/>
    </style:style>
    <style:style style:name="T119" style:parent-style-name="StrongEmphasis" style:family="text">
      <style:text-properties style:font-name="Roboto" style:font-name-complex="Poppins"/>
    </style:style>
    <style:style style:name="T120" style:parent-style-name="StrongEmphasis" style:family="text">
      <style:text-properties style:font-name="Segoe UI Symbol" style:font-name-complex="Segoe UI Symbol"/>
    </style:style>
    <style:style style:name="T121" style:parent-style-name="StrongEmphasis" style:family="text">
      <style:text-properties style:font-name="Roboto" style:font-name-complex="Poppins"/>
    </style:style>
    <style:style style:name="T122" style:parent-style-name="DefaultParagraphFont" style:family="text">
      <style:text-properties style:font-name="Segoe UI Emoji" style:font-name-complex="Segoe UI Emoji"/>
    </style:style>
    <style:style style:name="T123" style:parent-style-name="DefaultParagraphFont" style:family="text">
      <style:text-properties style:font-name="Roboto" style:font-name-complex="Poppins"/>
    </style:style>
    <style:style style:name="T124" style:parent-style-name="StrongEmphasis" style:family="text">
      <style:text-properties style:font-name="Roboto" style:font-name-complex="Poppins"/>
    </style:style>
    <style:style style:name="T125" style:parent-style-name="DefaultParagraphFont" style:family="text">
      <style:text-properties style:font-name="Roboto" style:font-name-complex="Poppins"/>
    </style:style>
    <style:style style:name="T126" style:parent-style-name="DefaultParagraphFont" style:family="text">
      <style:text-properties style:font-name="Roboto" style:font-name-complex="Poppins"/>
    </style:style>
    <style:style style:name="T127" style:parent-style-name="DefaultParagraphFont" style:family="text">
      <style:text-properties style:font-name="Segoe UI Emoji" style:font-name-complex="Segoe UI Emoji"/>
    </style:style>
    <style:style style:name="T128" style:parent-style-name="DefaultParagraphFont" style:family="text">
      <style:text-properties style:font-name="Roboto" style:font-name-complex="Poppins"/>
    </style:style>
    <style:style style:name="T129" style:parent-style-name="StrongEmphasis" style:family="text">
      <style:text-properties style:font-name="Roboto" style:font-name-complex="Poppins"/>
    </style:style>
    <style:style style:name="T130" style:parent-style-name="DefaultParagraphFont" style:family="text">
      <style:text-properties style:font-name="Roboto" style:font-name-complex="Poppins"/>
    </style:style>
    <style:style style:name="T131" style:parent-style-name="DefaultParagraphFont" style:family="text">
      <style:text-properties style:font-name="Roboto" style:font-name-complex="Poppins"/>
    </style:style>
    <style:style style:name="T132" style:parent-style-name="DefaultParagraphFont" style:family="text">
      <style:text-properties style:font-name="Segoe UI Emoji" style:font-name-complex="Segoe UI Emoji"/>
    </style:style>
    <style:style style:name="T133" style:parent-style-name="DefaultParagraphFont" style:family="text">
      <style:text-properties style:font-name="Roboto" style:font-name-complex="Poppins"/>
    </style:style>
    <style:style style:name="T134" style:parent-style-name="StrongEmphasis" style:family="text">
      <style:text-properties style:font-name="Roboto" style:font-name-complex="Poppins"/>
    </style:style>
    <style:style style:name="T135" style:parent-style-name="DefaultParagraphFont" style:family="text">
      <style:text-properties style:font-name="Roboto" style:font-name-complex="Poppins"/>
    </style:style>
    <style:style style:name="T136" style:parent-style-name="DefaultParagraphFont" style:family="text">
      <style:text-properties style:font-name="Roboto" style:font-name-complex="Poppins"/>
    </style:style>
    <style:style style:name="T137" style:parent-style-name="DefaultParagraphFont" style:family="text">
      <style:text-properties style:font-name="Segoe UI Emoji" style:font-name-complex="Segoe UI Emoji"/>
    </style:style>
    <style:style style:name="T138" style:parent-style-name="DefaultParagraphFont" style:family="text">
      <style:text-properties style:font-name="Roboto" style:font-name-complex="Poppins"/>
    </style:style>
    <style:style style:name="T139" style:parent-style-name="StrongEmphasis" style:family="text">
      <style:text-properties style:font-name="Roboto" style:font-name-complex="Poppins"/>
    </style:style>
    <style:style style:name="T140" style:parent-style-name="DefaultParagraphFont" style:family="text">
      <style:text-properties style:font-name="Roboto" style:font-name-complex="Poppins"/>
    </style:style>
    <style:style style:name="T141" style:parent-style-name="DefaultParagraphFont" style:family="text">
      <style:text-properties style:font-name="Roboto" style:font-name-complex="Poppins"/>
    </style:style>
    <style:style style:name="T142" style:parent-style-name="DefaultParagraphFont" style:family="text">
      <style:text-properties style:font-name="Segoe UI Emoji" style:font-name-complex="Segoe UI Emoji"/>
    </style:style>
    <style:style style:name="T143" style:parent-style-name="DefaultParagraphFont" style:family="text">
      <style:text-properties style:font-name="Roboto" style:font-name-complex="Poppins"/>
    </style:style>
    <style:style style:name="T144" style:parent-style-name="StrongEmphasis" style:family="text">
      <style:text-properties style:font-name="Roboto" style:font-name-complex="Poppins"/>
    </style:style>
    <style:style style:name="T145" style:parent-style-name="DefaultParagraphFont" style:family="text">
      <style:text-properties style:font-name="Roboto" style:font-name-complex="Poppins"/>
    </style:style>
    <style:style style:name="T146" style:parent-style-name="DefaultParagraphFont" style:family="text">
      <style:text-properties style:font-name="Roboto" style:font-name-complex="Poppins"/>
    </style:style>
    <style:style style:name="T147" style:parent-style-name="DefaultParagraphFont" style:family="text">
      <style:text-properties style:font-name="Segoe UI Emoji" style:font-name-complex="Segoe UI Emoji"/>
    </style:style>
    <style:style style:name="T148" style:parent-style-name="DefaultParagraphFont" style:family="text">
      <style:text-properties style:font-name="Roboto" style:font-name-complex="Poppins"/>
    </style:style>
    <style:style style:name="T149" style:parent-style-name="StrongEmphasis" style:family="text">
      <style:text-properties style:font-name="Roboto" style:font-name-complex="Poppins"/>
    </style:style>
    <style:style style:name="T150" style:parent-style-name="DefaultParagraphFont" style:family="text">
      <style:text-properties style:font-name="Roboto" style:font-name-complex="Poppins"/>
    </style:style>
    <style:style style:name="T151" style:parent-style-name="SourceText" style:family="text">
      <style:text-properties style:font-name="Roboto" style:font-name-complex="Poppins"/>
    </style:style>
    <style:style style:name="T152" style:parent-style-name="DefaultParagraphFont" style:family="text">
      <style:text-properties style:font-name="Roboto" style:font-name-complex="Poppins"/>
    </style:style>
    <style:style style:name="T153" style:parent-style-name="SourceText" style:family="text">
      <style:text-properties style:font-name="Roboto" style:font-name-complex="Poppins"/>
    </style:style>
    <style:style style:name="T154" style:parent-style-name="DefaultParagraphFont" style:family="text">
      <style:text-properties style:font-name="Roboto" style:font-name-complex="Poppins"/>
    </style:style>
    <style:style style:name="T155" style:parent-style-name="DefaultParagraphFont" style:family="text">
      <style:text-properties style:font-name="Segoe UI Emoji" style:font-name-complex="Segoe UI Emoji"/>
    </style:style>
    <style:style style:name="T156" style:parent-style-name="DefaultParagraphFont" style:family="text">
      <style:text-properties style:font-name="Roboto" style:font-name-complex="Poppins"/>
    </style:style>
    <style:style style:name="T157" style:parent-style-name="StrongEmphasis" style:family="text">
      <style:text-properties style:font-name="Roboto" style:font-name-complex="Poppins"/>
    </style:style>
    <style:style style:name="T158" style:parent-style-name="DefaultParagraphFont" style:family="text">
      <style:text-properties style:font-name="Roboto" style:font-name-complex="Poppins"/>
    </style:style>
    <style:style style:name="T159" style:parent-style-name="StrongEmphasis" style:family="text">
      <style:text-properties style:font-name="Roboto" style:font-name-complex="Poppins"/>
    </style:style>
    <style:style style:name="T160" style:parent-style-name="DefaultParagraphFont" style:family="text">
      <style:text-properties style:font-name="Roboto" style:font-name-complex="Poppins"/>
    </style:style>
    <style:style style:name="P161" style:parent-style-name="HorizontalLine" style:family="paragraph">
      <style:text-properties style:font-name="Roboto" style:font-name-complex="Poppins"/>
    </style:style>
    <style:style style:name="T162" style:parent-style-name="StrongEmphasis" style:family="text">
      <style:text-properties style:font-name="Roboto" style:font-name-complex="Poppins"/>
    </style:style>
    <style:style style:name="T163" style:parent-style-name="StrongEmphasis" style:family="text">
      <style:text-properties style:font-name="Segoe UI Symbol" style:font-name-complex="Segoe UI Symbol"/>
    </style:style>
    <style:style style:name="T164" style:parent-style-name="StrongEmphasis" style:family="text">
      <style:text-properties style:font-name="Roboto" style:font-name-complex="Poppins"/>
    </style:style>
    <style:style style:name="T165" style:parent-style-name="DefaultParagraphFont" style:family="text">
      <style:text-properties style:font-name="Segoe UI Emoji" style:font-name-complex="Segoe UI Emoji"/>
    </style:style>
    <style:style style:name="T166" style:parent-style-name="DefaultParagraphFont" style:family="text">
      <style:text-properties style:font-name="Roboto" style:font-name-complex="Poppins"/>
    </style:style>
    <style:style style:name="T167" style:parent-style-name="StrongEmphasis" style:family="text">
      <style:text-properties style:font-name="Roboto" style:font-name-complex="Poppins"/>
    </style:style>
    <style:style style:name="T168" style:parent-style-name="DefaultParagraphFont" style:family="text">
      <style:text-properties style:font-name="Roboto" style:font-name-complex="Poppins"/>
    </style:style>
    <style:style style:name="T169" style:parent-style-name="DefaultParagraphFont" style:family="text">
      <style:text-properties style:font-name="Roboto" style:font-name-complex="Poppins"/>
    </style:style>
    <style:style style:name="T170" style:parent-style-name="DefaultParagraphFont" style:family="text">
      <style:text-properties style:font-name="Segoe UI Emoji" style:font-name-complex="Segoe UI Emoji"/>
    </style:style>
    <style:style style:name="T171" style:parent-style-name="DefaultParagraphFont" style:family="text">
      <style:text-properties style:font-name="Roboto" style:font-name-complex="Poppins"/>
    </style:style>
    <style:style style:name="T172" style:parent-style-name="DefaultParagraphFont" style:family="text">
      <style:text-properties style:font-name="Roboto" style:font-name-complex="Poppins"/>
    </style:style>
    <style:style style:name="T173" style:parent-style-name="DefaultParagraphFont" style:family="text">
      <style:text-properties style:font-name="Segoe UI Emoji" style:font-name-complex="Segoe UI Emoji"/>
    </style:style>
    <style:style style:name="T174" style:parent-style-name="DefaultParagraphFont" style:family="text">
      <style:text-properties style:font-name="Roboto" style:font-name-complex="Poppins"/>
    </style:style>
    <style:style style:name="T175" style:parent-style-name="StrongEmphasis" style:family="text">
      <style:text-properties style:font-name="Roboto" style:font-name-complex="Poppins"/>
    </style:style>
    <style:style style:name="T176" style:parent-style-name="DefaultParagraphFont" style:family="text">
      <style:text-properties style:font-name="Roboto" style:font-name-complex="Poppins"/>
    </style:style>
    <style:style style:name="T177" style:parent-style-name="DefaultParagraphFont" style:family="text">
      <style:text-properties style:font-name="Roboto" style:font-name-complex="Poppins"/>
    </style:style>
    <style:style style:name="T178" style:parent-style-name="DefaultParagraphFont" style:family="text">
      <style:text-properties style:font-name="Segoe UI Emoji" style:font-name-complex="Segoe UI Emoji"/>
    </style:style>
    <style:style style:name="T179" style:parent-style-name="DefaultParagraphFont" style:family="text">
      <style:text-properties style:font-name="Roboto" style:font-name-complex="Poppins"/>
    </style:style>
    <style:style style:name="T180" style:parent-style-name="StrongEmphasis" style:family="text">
      <style:text-properties style:font-name="Roboto" style:font-name-complex="Poppins"/>
    </style:style>
    <style:style style:name="T181" style:parent-style-name="DefaultParagraphFont" style:family="text">
      <style:text-properties style:font-name="Roboto" style:font-name-complex="Poppins"/>
    </style:style>
    <style:style style:name="T182" style:parent-style-name="DefaultParagraphFont" style:family="text">
      <style:text-properties style:font-name="Roboto" style:font-name-complex="Poppins"/>
    </style:style>
    <style:style style:name="T183" style:parent-style-name="DefaultParagraphFont" style:family="text">
      <style:text-properties style:font-name="Segoe UI Emoji" style:font-name-complex="Segoe UI Emoji"/>
    </style:style>
    <style:style style:name="T184" style:parent-style-name="DefaultParagraphFont" style:family="text">
      <style:text-properties style:font-name="Roboto" style:font-name-complex="Poppins"/>
    </style:style>
    <style:style style:name="T185" style:parent-style-name="StrongEmphasis" style:family="text">
      <style:text-properties style:font-name="Roboto" style:font-name-complex="Poppins"/>
    </style:style>
    <style:style style:name="T186" style:parent-style-name="DefaultParagraphFont" style:family="text">
      <style:text-properties style:font-name="Roboto" style:font-name-complex="Poppins"/>
    </style:style>
    <style:style style:name="T187" style:parent-style-name="DefaultParagraphFont" style:family="text">
      <style:text-properties style:font-name="Segoe UI Emoji" style:font-name-complex="Segoe UI Emoji"/>
    </style:style>
    <style:style style:name="T188" style:parent-style-name="DefaultParagraphFont" style:family="text">
      <style:text-properties style:font-name="Roboto" style:font-name-complex="Poppins"/>
    </style:style>
    <style:style style:name="T189" style:parent-style-name="StrongEmphasis" style:family="text">
      <style:text-properties style:font-name="Roboto" style:font-name-complex="Poppins"/>
    </style:style>
    <style:style style:name="T190" style:parent-style-name="DefaultParagraphFont" style:family="text">
      <style:text-properties style:font-name="Roboto" style:font-name-complex="Poppins"/>
    </style:style>
    <style:style style:name="T191" style:parent-style-name="StrongEmphasis" style:family="text">
      <style:text-properties style:font-name="Roboto" style:font-name-complex="Poppins"/>
    </style:style>
    <style:style style:name="T192" style:parent-style-name="DefaultParagraphFont" style:family="text">
      <style:text-properties style:font-name="Roboto" style:font-name-complex="Poppins"/>
    </style:style>
    <style:style style:name="P193" style:parent-style-name="HorizontalLine" style:family="paragraph">
      <style:text-properties style:font-name="Roboto" style:font-name-complex="Poppins"/>
    </style:style>
    <style:style style:name="T194" style:parent-style-name="StrongEmphasis" style:family="text">
      <style:text-properties style:font-name="Roboto" style:font-name-complex="Poppins"/>
    </style:style>
    <style:style style:name="T195" style:parent-style-name="StrongEmphasis" style:family="text">
      <style:text-properties style:font-name="Segoe UI Symbol" style:font-name-complex="Segoe UI Symbol"/>
    </style:style>
    <style:style style:name="T196" style:parent-style-name="StrongEmphasis" style:family="text">
      <style:text-properties style:font-name="Roboto" style:font-name-complex="Poppins"/>
    </style:style>
    <style:style style:name="T197" style:parent-style-name="DefaultParagraphFont" style:family="text">
      <style:text-properties style:font-name="Segoe UI Emoji" style:font-name-complex="Segoe UI Emoji"/>
    </style:style>
    <style:style style:name="T198" style:parent-style-name="DefaultParagraphFont" style:family="text">
      <style:text-properties style:font-name="Roboto" style:font-name-complex="Poppins"/>
    </style:style>
    <style:style style:name="T199" style:parent-style-name="StrongEmphasis" style:family="text">
      <style:text-properties style:font-name="Roboto" style:font-name-complex="Poppins"/>
    </style:style>
    <style:style style:name="T200" style:parent-style-name="DefaultParagraphFont" style:family="text">
      <style:text-properties style:font-name="Roboto" style:font-name-complex="Poppins"/>
    </style:style>
    <style:style style:name="T201" style:parent-style-name="DefaultParagraphFont" style:family="text">
      <style:text-properties style:font-name="Roboto" style:font-name-complex="Poppins"/>
    </style:style>
    <style:style style:name="T202" style:parent-style-name="DefaultParagraphFont" style:family="text">
      <style:text-properties style:font-name="Segoe UI Emoji" style:font-name-complex="Segoe UI Emoji"/>
    </style:style>
    <style:style style:name="T203" style:parent-style-name="DefaultParagraphFont" style:family="text">
      <style:text-properties style:font-name="Roboto" style:font-name-complex="Poppins"/>
    </style:style>
    <style:style style:name="T204" style:parent-style-name="StrongEmphasis" style:family="text">
      <style:text-properties style:font-name="Roboto" style:font-name-complex="Poppins"/>
    </style:style>
    <style:style style:name="T205" style:parent-style-name="DefaultParagraphFont" style:family="text">
      <style:text-properties style:font-name="Roboto" style:font-name-complex="Poppins"/>
    </style:style>
    <style:style style:name="T206" style:parent-style-name="DefaultParagraphFont" style:family="text">
      <style:text-properties style:font-name="Roboto" style:font-name-complex="Poppins"/>
    </style:style>
    <style:style style:name="T207" style:parent-style-name="DefaultParagraphFont" style:family="text">
      <style:text-properties style:font-name="Segoe UI Emoji" style:font-name-complex="Segoe UI Emoji"/>
    </style:style>
    <style:style style:name="T208" style:parent-style-name="DefaultParagraphFont" style:family="text">
      <style:text-properties style:font-name="Roboto" style:font-name-complex="Poppins"/>
    </style:style>
    <style:style style:name="T209" style:parent-style-name="StrongEmphasis" style:family="text">
      <style:text-properties style:font-name="Roboto" style:font-name-complex="Poppins"/>
    </style:style>
    <style:style style:name="T210" style:parent-style-name="DefaultParagraphFont" style:family="text">
      <style:text-properties style:font-name="Roboto" style:font-name-complex="Poppins"/>
    </style:style>
    <style:style style:name="T211" style:parent-style-name="DefaultParagraphFont" style:family="text">
      <style:text-properties style:font-name="Roboto" style:font-name-complex="Poppins"/>
    </style:style>
    <style:style style:name="T212" style:parent-style-name="DefaultParagraphFont" style:family="text">
      <style:text-properties style:font-name="Segoe UI Emoji" style:font-name-complex="Segoe UI Emoji"/>
    </style:style>
    <style:style style:name="T213" style:parent-style-name="DefaultParagraphFont" style:family="text">
      <style:text-properties style:font-name="Roboto" style:font-name-complex="Poppins"/>
    </style:style>
    <style:style style:name="T214" style:parent-style-name="StrongEmphasis" style:family="text">
      <style:text-properties style:font-name="Roboto" style:font-name-complex="Poppins"/>
    </style:style>
    <style:style style:name="T215" style:parent-style-name="DefaultParagraphFont" style:family="text">
      <style:text-properties style:font-name="Roboto" style:font-name-complex="Poppins"/>
    </style:style>
    <style:style style:name="T216" style:parent-style-name="DefaultParagraphFont" style:family="text">
      <style:text-properties style:font-name="Segoe UI Emoji" style:font-name-complex="Segoe UI Emoji"/>
    </style:style>
    <style:style style:name="T217" style:parent-style-name="DefaultParagraphFont" style:family="text">
      <style:text-properties style:font-name="Roboto" style:font-name-complex="Poppins"/>
    </style:style>
    <style:style style:name="T218" style:parent-style-name="StrongEmphasis" style:family="text">
      <style:text-properties style:font-name="Roboto" style:font-name-complex="Poppins"/>
    </style:style>
    <style:style style:name="T219" style:parent-style-name="DefaultParagraphFont" style:family="text">
      <style:text-properties style:font-name="Roboto" style:font-name-complex="Poppins"/>
    </style:style>
    <style:style style:name="T220" style:parent-style-name="DefaultParagraphFont" style:family="text">
      <style:text-properties style:font-name="Segoe UI Emoji" style:font-name-complex="Segoe UI Emoji"/>
    </style:style>
    <style:style style:name="T221" style:parent-style-name="DefaultParagraphFont" style:family="text">
      <style:text-properties style:font-name="Roboto" style:font-name-complex="Poppins"/>
    </style:style>
    <style:style style:name="T222" style:parent-style-name="StrongEmphasis" style:family="text">
      <style:text-properties style:font-name="Roboto" style:font-name-complex="Poppins"/>
    </style:style>
    <style:style style:name="T223" style:parent-style-name="DefaultParagraphFont" style:family="text">
      <style:text-properties style:font-name="Roboto" style:font-name-complex="Poppins"/>
    </style:style>
    <style:style style:name="T224" style:parent-style-name="DefaultParagraphFont" style:family="text">
      <style:text-properties style:font-name="Segoe UI Emoji" style:font-name-complex="Segoe UI Emoji"/>
    </style:style>
    <style:style style:name="T225" style:parent-style-name="DefaultParagraphFont" style:family="text">
      <style:text-properties style:font-name="Roboto" style:font-name-complex="Poppins"/>
    </style:style>
    <style:style style:name="T226" style:parent-style-name="StrongEmphasis" style:family="text">
      <style:text-properties style:font-name="Roboto" style:font-name-complex="Poppins"/>
    </style:style>
    <style:style style:name="T227" style:parent-style-name="DefaultParagraphFont" style:family="text">
      <style:text-properties style:font-name="Segoe UI Emoji" style:font-name-complex="Segoe UI Emoji"/>
    </style:style>
    <style:style style:name="T228" style:parent-style-name="DefaultParagraphFont" style:family="text">
      <style:text-properties style:font-name="Roboto" style:font-name-complex="Poppins"/>
    </style:style>
    <style:style style:name="T229" style:parent-style-name="StrongEmphasis" style:family="text">
      <style:text-properties style:font-name="Roboto" style:font-name-complex="Poppins"/>
    </style:style>
    <style:style style:name="T230" style:parent-style-name="DefaultParagraphFont" style:family="text">
      <style:text-properties style:font-name="Roboto" style:font-name-complex="Poppins"/>
    </style:style>
    <style:style style:name="P231" style:parent-style-name="Textbody" style:family="paragraph">
      <style:paragraph-properties fo:margin-bottom="0in"/>
    </style:style>
    <style:style style:name="T232" style:parent-style-name="StrongEmphasis" style:family="text">
      <style:text-properties style:font-name="Roboto" style:font-name-complex="Poppins"/>
    </style:style>
    <style:style style:name="T233" style:parent-style-name="DefaultParagraphFont" style:family="text">
      <style:text-properties style:font-name="Roboto" style:font-name-complex="Poppins"/>
    </style:style>
    <style:style style:name="P234" style:parent-style-name="Textbody" style:family="paragraph"/>
    <style:style style:name="T235" style:parent-style-name="DefaultParagraphFont" style:family="text">
      <style:text-properties style:font-name="Roboto" style:font-name-complex="Poppins"/>
    </style:style>
    <style:style style:name="T236" style:parent-style-name="StrongEmphasis" style:family="text">
      <style:text-properties style:font-name="Roboto" style:font-name-complex="Poppins"/>
    </style:style>
    <style:style style:name="T237" style:parent-style-name="DefaultParagraphFont" style:family="text">
      <style:text-properties style:font-name="Roboto" style:font-name-complex="Poppins"/>
    </style:style>
    <style:style style:name="T238" style:parent-style-name="StrongEmphasis" style:family="text">
      <style:text-properties style:font-name="Roboto" style:font-name-complex="Poppins"/>
    </style:style>
    <style:style style:name="T239" style:parent-style-name="DefaultParagraphFont" style:family="text">
      <style:text-properties style:font-name="Roboto" style:font-name-complex="Poppins"/>
    </style:style>
    <style:style style:name="P240" style:parent-style-name="HorizontalLine" style:family="paragraph">
      <style:text-properties style:font-name="Roboto" style:font-name-complex="Poppins"/>
    </style:style>
    <style:style style:name="T241" style:parent-style-name="DefaultParagraphFont" style:family="text">
      <style:text-properties style:font-name="Segoe UI Emoji" style:font-name-complex="Segoe UI Emoji"/>
    </style:style>
    <style:style style:name="T242" style:parent-style-name="DefaultParagraphFont" style:family="text">
      <style:text-properties style:font-name="Roboto" style:font-name-complex="Poppins"/>
    </style:style>
    <style:style style:name="T243" style:parent-style-name="StrongEmphasis" style:family="text">
      <style:text-properties style:font-name="Roboto" style:font-name-complex="Poppins"/>
    </style:style>
    <style:style style:name="T244" style:parent-style-name="DefaultParagraphFont" style:family="text">
      <style:text-properties style:font-name="Segoe UI Emoji" style:font-name-complex="Segoe UI Emoji"/>
    </style:style>
    <style:style style:name="T245" style:parent-style-name="DefaultParagraphFont" style:family="text">
      <style:text-properties style:font-name="Roboto" style:font-name-complex="Poppins"/>
    </style:style>
    <style:style style:name="T246" style:parent-style-name="StrongEmphasis" style:family="text">
      <style:text-properties style:font-name="Roboto" style:font-name-complex="Poppins"/>
    </style:style>
    <style:style style:name="T247" style:parent-style-name="DefaultParagraphFont" style:family="text">
      <style:text-properties style:font-name="Roboto" style:font-name-complex="Poppins"/>
    </style:style>
    <style:style style:name="T248" style:parent-style-name="StrongEmphasis" style:family="text">
      <style:text-properties style:font-name="Roboto" style:font-name-complex="Poppins"/>
    </style:style>
    <style:style style:name="T249" style:parent-style-name="DefaultParagraphFont" style:family="text">
      <style:text-properties style:font-name="Roboto" style:font-name-complex="Poppins"/>
    </style:style>
    <style:style style:name="T250" style:parent-style-name="DefaultParagraphFont" style:family="text">
      <style:text-properties style:font-name="Segoe UI Emoji" style:font-name-complex="Segoe UI Emoji"/>
    </style:style>
    <style:style style:name="T251" style:parent-style-name="DefaultParagraphFont" style:family="text">
      <style:text-properties style:font-name="Roboto" style:font-name-complex="Poppins"/>
    </style:style>
    <style:style style:name="T252" style:parent-style-name="StrongEmphasis" style:family="text">
      <style:text-properties style:font-name="Roboto" style:font-name-complex="Poppins"/>
    </style:style>
    <style:style style:name="T253" style:parent-style-name="DefaultParagraphFont" style:family="text">
      <style:text-properties style:font-name="Roboto" style:font-name-complex="Poppins"/>
    </style:style>
    <style:style style:name="T254" style:parent-style-name="DefaultParagraphFont" style:family="text">
      <style:text-properties style:font-name="Roboto" style:font-name-complex="Poppins"/>
    </style:style>
    <style:style style:name="T255" style:parent-style-name="DefaultParagraphFont" style:family="text">
      <style:text-properties style:font-name="Segoe UI Emoji" style:font-name-complex="Segoe UI Emoji"/>
    </style:style>
    <style:style style:name="T256" style:parent-style-name="DefaultParagraphFont" style:family="text">
      <style:text-properties style:font-name="Roboto" style:font-name-complex="Poppins"/>
    </style:style>
    <style:style style:name="T257" style:parent-style-name="StrongEmphasis" style:family="text">
      <style:text-properties style:font-name="Roboto" style:font-name-complex="Poppins"/>
    </style:style>
    <style:style style:name="T258" style:parent-style-name="DefaultParagraphFont" style:family="text">
      <style:text-properties style:font-name="Roboto" style:font-name-complex="Poppins"/>
    </style:style>
    <style:style style:name="T259" style:parent-style-name="DefaultParagraphFont" style:family="text">
      <style:text-properties style:font-name="Segoe UI Emoji" style:font-name-complex="Segoe UI Emoji"/>
    </style:style>
    <style:style style:name="T260" style:parent-style-name="DefaultParagraphFont" style:family="text">
      <style:text-properties style:font-name="Roboto" style:font-name-complex="Poppins"/>
    </style:style>
    <style:style style:name="T261" style:parent-style-name="StrongEmphasis" style:family="text">
      <style:text-properties style:font-name="Roboto" style:font-name-complex="Poppins"/>
    </style:style>
    <style:style style:name="P262" style:parent-style-name="HorizontalLine" style:family="paragraph">
      <style:text-properties style:font-name="Roboto" style:font-name-complex="Poppins"/>
    </style:style>
    <style:style style:name="T263" style:parent-style-name="DefaultParagraphFont" style:family="text">
      <style:text-properties style:font-name="Segoe UI Emoji" style:font-name-complex="Segoe UI Emoji"/>
    </style:style>
    <style:style style:name="T264" style:parent-style-name="DefaultParagraphFont" style:family="text">
      <style:text-properties style:font-name="Roboto" style:font-name-complex="Poppins"/>
    </style:style>
    <style:style style:name="T265" style:parent-style-name="StrongEmphasis" style:family="text">
      <style:text-properties style:font-name="Roboto" style:font-name-complex="Poppins"/>
    </style:style>
    <style:style style:name="T266" style:parent-style-name="DefaultParagraphFont" style:family="text">
      <style:text-properties style:font-name="Segoe UI Emoji" style:font-name-complex="Segoe UI Emoji"/>
    </style:style>
    <style:style style:name="T267" style:parent-style-name="DefaultParagraphFont" style:family="text">
      <style:text-properties style:font-name="Roboto" style:font-name-complex="Poppins"/>
    </style:style>
    <style:style style:name="T268" style:parent-style-name="StrongEmphasis" style:family="text">
      <style:text-properties style:font-name="Roboto" style:font-name-complex="Poppins"/>
    </style:style>
    <style:style style:name="T269" style:parent-style-name="DefaultParagraphFont" style:family="text">
      <style:text-properties style:font-name="Roboto" style:font-name-complex="Poppins"/>
    </style:style>
    <style:style style:name="T270" style:parent-style-name="DefaultParagraphFont" style:family="text">
      <style:text-properties style:font-name="Segoe UI Emoji" style:font-name-complex="Segoe UI Emoji"/>
    </style:style>
    <style:style style:name="P271" style:parent-style-name="Textbody" style:family="paragraph">
      <style:paragraph-properties>
        <style:tab-stops>
          <style:tab-stop style:type="left" style:position="0.7902in"/>
        </style:tab-stops>
      </style:paragraph-properties>
      <style:text-properties style:font-name="Roboto" style:font-name-complex="Poppins"/>
    </style:style>
  </office:automatic-styles>
  <office:body>
    <office:text text:use-soft-page-breaks="true">
      <text:h text:style-name="P1" text:outline-level="3"><text:span text:style-name="T2">🚀</text:span><text:span text:style-name="T3"><text:s/>Évaluation finale - Développeur Web &amp; Web Mobile</text:span></text:h>
      <text:p text:style-name="Textbody"><text:span text:style-name="T4">📅</text:span><text:span text:style-name="T5"><text:s/></text:span><text:span text:style-name="T6">Durée du projet : 2 semaines</text:span></text:p>
      <text:h text:style-name="Heading2" text:outline-level="2"><text:span text:style-name="T7">🎯</text:span><text:span text:style-name="T8"><text:s/></text:span><text:span text:style-name="T9">Projet : Portfolio Dynamique avec Dashboard</text:span></text:h>
      <text:p text:style-name="Textbody"><text:span text:style-name="T10">Vous allez concevoir une application<text:s/></text:span><text:span text:style-name="T11">MERN</text:span><text:span text:style-name="T12"><text:s/>permettant aux utilisateurs de gérer et afficher leurs compétences via un<text:s/></text:span><text:span text:style-name="T13">portfolio dynamique</text:span><text:span text:style-name="T14">. L'application devra être<text:s/></text:span><text:span text:style-name="T15">sécurisée</text:span><text:span text:style-name="T16">,<text:s/></text:span><text:span text:style-name="T17">responsive (mobile-first)</text:span><text:span text:style-name="T18"><text:s/>et conforme aux exigences<text:s/></text:span><text:span text:style-name="T19">RGPD</text:span><text:span text:style-name="T20"><text:s/>avec un<text:s/></text:span><text:span text:style-name="T21">système de gestion des cookies (Tarteaucitron.js)</text:span><text:span text:style-name="T22"><text:s/>et un<text:s/></text:span><text:span text:style-name="T23">Captcha (Google reCAPTCHA ou Tarteaucitron)</text:span><text:span text:style-name="T24"><text:s/>pour sécuriser l’authentification.</text:span></text:p>
      <text:p text:style-name="P25"/>
      <text:h text:style-name="Heading2" text:outline-level="2"><text:span text:style-name="T26">🏗</text:span><text:span text:style-name="T27"><text:s/></text:span><text:span text:style-name="T28">Compétences validées et Astuces</text:span></text:h>
      <text:h text:style-name="Heading3" text:outline-level="3"><text:span text:style-name="T29">1️</text:span><text:span text:style-name="T30">⃣</text:span><text:span text:style-name="T31"><text:s/>Maquetter des interfaces utilisateur</text:span></text:h>
      <text:p text:style-name="Textbody"><text:span text:style-name="T32">📌</text:span><text:span text:style-name="T33"><text:s/></text:span><text:span text:style-name="T34">Outils recommandés</text:span><text:span text:style-name="T35"><text:s/>: Figma, Adobe XD</text:span><text:span text:style-name="T36"><text:line-break/></text:span><text:span text:style-name="T37">📌</text:span><text:span text:style-name="T38"><text:s/></text:span><text:span text:style-name="T39">Bonnes pratiques UX/UI</text:span><text:span text:style-name="T40"><text:s/>:</text:span><text:span text:style-name="T41"><text:line-break/></text:span><text:span text:style-name="T42">✅</text:span><text:span text:style-name="T43"><text:s/></text:span><text:span text:style-name="T44">Design mobile-first</text:span><text:span text:style-name="T45"><text:s/>: commencez la conception sur mobile, puis adaptez au desktop</text:span><text:span text:style-name="T46"><text:line-break/></text:span><text:span text:style-name="T47">✅</text:span><text:span text:style-name="T48"><text:s/>Navigation intuitive entre le<text:s/></text:span><text:span text:style-name="T49">portfolio</text:span><text:span text:style-name="T50"><text:s/>et le<text:s/></text:span><text:span text:style-name="T51">dashboard</text:span><text:span text:style-name="T52"><text:line-break/></text:span><text:span text:style-name="T53">✅</text:span><text:span text:style-name="T54"><text:s/>Affichage des compétences sous forme de<text:s/></text:span><text:span text:style-name="T55">cartes interactives</text:span></text:p>
      <text:p text:style-name="Textbody"><text:span text:style-name="T56">💡</text:span><text:span text:style-name="T57"><text:s/></text:span><text:span text:style-name="T58">Astuce</text:span><text:span text:style-name="T59"><text:s/>: Utilisez un<text:s/></text:span><text:span text:style-name="T60">système de grille CSS (Flexbox, Grid)</text:span><text:span text:style-name="T61"><text:s/>pour assurer une mise en page fluide.</text:span></text:p>
      <text:p text:style-name="P62"/>
      <text:h text:style-name="Heading3" text:outline-level="3"><text:span text:style-name="T63">2️</text:span><text:span text:style-name="T64">⃣</text:span><text:span text:style-name="T65"><text:s/>Mettre en place une base de données relationnelle</text:span></text:h>
      <text:p text:style-name="Textbody"><text:span text:style-name="T66">📌</text:span><text:span text:style-name="T67"><text:s/></text:span><text:span text:style-name="T68">Technologies</text:span><text:span text:style-name="T69"><text:s/>: MongoDB + Mongoose</text:span><text:span text:style-name="T70"><text:line-break/></text:span><text:span text:style-name="T71">📌</text:span><text:span text:style-name="T72"><text:s/></text:span><text:span text:style-name="T73">Collections MongoDB</text:span><text:span text:style-name="T74"><text:s/>:</text:span></text:p>
      <text:list text:style-name="LFO1" text:continue-numbering="true">
        <text:list-item>
          <text:p text:style-name="P75"><text:span text:style-name="T76">users</text:span><text:span text:style-name="T77"><text:s/>: nom, email, mot de passe (haché avec bcrypt), rôle (admin/user)</text:span></text:p>
        </text:list-item>
        <text:list-item>
          <text:p text:style-name="P78"><text:span text:style-name="T79">skills</text:span><text:span text:style-name="T80"><text:s/>: titre, catégorie, niveau (débutant, intermédiaire, expert), image (Cloudinary)</text:span></text:p>
        </text:list-item>
        <text:list-item>
          <text:p text:style-name="P81"><text:span text:style-name="T82">settings</text:span><text:span text:style-name="T83"><text:s/>: préférences utilisateur, choix des cookies</text:span></text:p>
        </text:list-item>
      </text:list>
      <text:p text:style-name="Textbody"><text:span text:style-name="T84">💡</text:span><text:span text:style-name="T85"><text:s/></text:span><text:span text:style-name="T86">Astuce</text:span><text:span text:style-name="T87"><text:s/>: Pensez à indexer les champs utilisés fréquemment pour optimiser les requêtes.</text:span></text:p>
      <text:p text:style-name="P88"/>
      <text:h text:style-name="Heading3" text:outline-level="3"><text:span text:style-name="T89">3️</text:span><text:span text:style-name="T90">⃣</text:span><text:span text:style-name="T91"><text:s/>Développer des composants d’accès aux données (SQL ou NoSQL)</text:span></text:h>
      <text:p text:style-name="Textbody"><text:span text:style-name="T92">📌</text:span><text:span text:style-name="T93"><text:s/></text:span><text:span text:style-name="T94">Backend : Express + MongoDB</text:span><text:span text:style-name="T95"><text:line-break/></text:span><text:span text:style-name="T96">✅</text:span><text:span text:style-name="T97"><text:s/>API REST avec routes<text:s/></text:span><text:span text:style-name="T98">/api/skills</text:span><text:span text:style-name="T99"><text:s/>(CRUD)</text:span><text:span text:style-name="T100"><text:line-break/></text:span><text:span text:style-name="T101">✅</text:span><text:span text:style-name="T102"><text:s/>Upload des images sur<text:s/></text:span><text:span text:style-name="T103">Cloudinary</text:span><text:span text:style-name="T104"><text:s/>via<text:s/></text:span><text:span text:style-name="T105">Multer</text:span><text:span text:style-name="T106"><text:line-break/></text:span><text:span text:style-name="T107">✅</text:span><text:span text:style-name="T108"><text:s/>Authentification sécurisée avec<text:s/></text:span><text:span text:style-name="T109">JWT &amp; bcrypt</text:span></text:p>
      <text:p text:style-name="Textbody"><text:span text:style-name="T110">💡</text:span><text:span text:style-name="T111"><text:s/></text:span><text:span text:style-name="T112">Astuce</text:span><text:span text:style-name="T113"><text:s/>: Stockez le<text:s/></text:span><text:span text:style-name="T114">token JWT</text:span><text:span text:style-name="T115"><text:s/>dans un<text:s/></text:span><text:span text:style-name="T116">httpOnly cookie</text:span><text:span text:style-name="T117"><text:s/>pour éviter les attaques XSS.</text:span></text:p>
      <text:p text:style-name="P118"/>
      <text:soft-page-break/>
      <text:h text:style-name="Heading3" text:outline-level="3"><text:span text:style-name="T119">4️</text:span><text:span text:style-name="T120">⃣</text:span><text:span text:style-name="T121"><text:s/>Développer des composants métier côté serveur</text:span></text:h>
      <text:p text:style-name="Textbody"><text:span text:style-name="T122">📌</text:span><text:span text:style-name="T123"><text:s/></text:span><text:span text:style-name="T124">Sécurité</text:span><text:span text:style-name="T125"><text:s/>:</text:span><text:span text:style-name="T126"><text:line-break/></text:span><text:span text:style-name="T127">✅</text:span><text:span text:style-name="T128"><text:s/></text:span><text:span text:style-name="T129">helmet</text:span><text:span text:style-name="T130"><text:s/>pour protéger les en-têtes HTTP</text:span><text:span text:style-name="T131"><text:line-break/></text:span><text:span text:style-name="T132">✅</text:span><text:span text:style-name="T133"><text:s/></text:span><text:span text:style-name="T134">cors</text:span><text:span text:style-name="T135"><text:s/>pour gérer les accès cross-origin</text:span><text:span text:style-name="T136"><text:line-break/></text:span><text:span text:style-name="T137">✅</text:span><text:span text:style-name="T138"><text:s/></text:span><text:span text:style-name="T139">Tarteaucitron.js</text:span><text:span text:style-name="T140"><text:s/>pour la gestion des cookies (RGPD)</text:span><text:span text:style-name="T141"><text:line-break/></text:span><text:span text:style-name="T142">✅</text:span><text:span text:style-name="T143"><text:s/></text:span><text:span text:style-name="T144">Google reCAPTCHA ou Tarteaucitron CAPTCHA</text:span><text:span text:style-name="T145"><text:s/>pour bloquer les bots</text:span><text:span text:style-name="T146"><text:line-break/></text:span><text:span text:style-name="T147">✅</text:span><text:span text:style-name="T148"><text:s/></text:span><text:span text:style-name="T149">Middleware de rôles</text:span><text:span text:style-name="T150"><text:s/>(</text:span><text:span text:style-name="T151">admin</text:span><text:span text:style-name="T152">,<text:s/></text:span><text:span text:style-name="T153">utilisateur</text:span><text:span text:style-name="T154">) pour sécuriser le dashboard</text:span></text:p>
      <text:p text:style-name="Textbody"><text:span text:style-name="T155">💡</text:span><text:span text:style-name="T156"><text:s/></text:span><text:span text:style-name="T157">Astuce</text:span><text:span text:style-name="T158"><text:s/>: Ajoutez un<text:s/></text:span><text:span text:style-name="T159">logger (Winston, Morgan)</text:span><text:span text:style-name="T160"><text:s/>pour suivre les actions des utilisateurs.</text:span></text:p>
      <text:p text:style-name="P161"/>
      <text:h text:style-name="Heading3" text:outline-level="3"><text:span text:style-name="T162">5️</text:span><text:span text:style-name="T163">⃣</text:span><text:span text:style-name="T164"><text:s/>Documenter le déploiement de l’application</text:span></text:h>
      <text:p text:style-name="Textbody"><text:span text:style-name="T165">📌</text:span><text:span text:style-name="T166"><text:s/></text:span><text:span text:style-name="T167">README.md avec</text:span><text:span text:style-name="T168"><text:s/>:</text:span><text:span text:style-name="T169"><text:line-break/></text:span><text:span text:style-name="T170">✅</text:span><text:span text:style-name="T171"><text:s/>Installation et exécution du projet</text:span><text:span text:style-name="T172"><text:line-break/></text:span><text:span text:style-name="T173">✅</text:span><text:span text:style-name="T174"><text:s/>Déploiement backend (</text:span><text:span text:style-name="T175">Render, Railway, Heroku</text:span><text:span text:style-name="T176">)</text:span><text:span text:style-name="T177"><text:line-break/></text:span><text:span text:style-name="T178">✅</text:span><text:span text:style-name="T179"><text:s/>Déploiement frontend (</text:span><text:span text:style-name="T180">Vercel, Netlify</text:span><text:span text:style-name="T181">)</text:span><text:span text:style-name="T182"><text:line-break/></text:span><text:span text:style-name="T183">✅</text:span><text:span text:style-name="T184"><text:s/></text:span><text:span text:style-name="T185">Collection Postman</text:span><text:span text:style-name="T186"><text:s/>pour tester l’API</text:span></text:p>
      <text:p text:style-name="Textbody"><text:span text:style-name="T187">💡</text:span><text:span text:style-name="T188"><text:s/></text:span><text:span text:style-name="T189">Astuce</text:span><text:span text:style-name="T190"><text:s/>: Faites un<text:s/></text:span><text:span text:style-name="T191">schéma d’architecture</text:span><text:span text:style-name="T192"><text:s/>pour clarifier l'organisation du projet.</text:span></text:p>
      <text:p text:style-name="P193"/>
      <text:h text:style-name="Heading3" text:outline-level="3"><text:span text:style-name="T194">6️</text:span><text:span text:style-name="T195">⃣</text:span><text:span text:style-name="T196"><text:s/>Réaliser des interfaces utilisateur statiques et dynamiques</text:span></text:h>
      <text:p text:style-name="Textbody"><text:span text:style-name="T197">📌</text:span><text:span text:style-name="T198"><text:s/></text:span><text:span text:style-name="T199">Frontend avec React (Mobile-First &amp; Responsive)</text:span><text:span text:style-name="T200"><text:s/>:</text:span><text:span text:style-name="T201"><text:line-break/></text:span><text:span text:style-name="T202">✅</text:span><text:span text:style-name="T203"><text:s/></text:span><text:span text:style-name="T204">Portfolio dynamique</text:span><text:span text:style-name="T205"><text:s/>affichant les compétences</text:span><text:span text:style-name="T206"><text:line-break/></text:span><text:span text:style-name="T207">✅</text:span><text:span text:style-name="T208"><text:s/></text:span><text:span text:style-name="T209">Dashboard sécurisé</text:span><text:span text:style-name="T210"><text:s/>pour ajouter/modifier/supprimer des compétences</text:span><text:span text:style-name="T211"><text:line-break/></text:span><text:span text:style-name="T212">✅</text:span><text:span text:style-name="T213"><text:s/></text:span><text:span text:style-name="T214">Formulaire de connexion avec reCAPTCHA</text:span><text:span text:style-name="T215"><text:line-break/></text:span><text:span text:style-name="T216">✅</text:span><text:span text:style-name="T217"><text:s/></text:span><text:span text:style-name="T218">Gestion des cookies avec Tarteaucitron.js</text:span><text:span text:style-name="T219"><text:line-break/></text:span><text:span text:style-name="T220">✅</text:span><text:span text:style-name="T221"><text:s/></text:span><text:span text:style-name="T222">Utilisation de React Router et Axios</text:span><text:span text:style-name="T223"><text:line-break/></text:span><text:span text:style-name="T224">✅</text:span><text:span text:style-name="T225"><text:s/></text:span><text:span text:style-name="T226">Mise en page responsive (Mobile-First) avec Tailwind CSS ou Bootstrap</text:span></text:p>
      <text:p text:style-name="Textbody"><text:span text:style-name="T227">💡</text:span><text:span text:style-name="T228"><text:s/></text:span><text:span text:style-name="T229">Astuce</text:span><text:span text:style-name="T230"><text:s/>:</text:span></text:p>
      <text:list text:style-name="LFO2" text:continue-numbering="true">
        <text:list-item>
          <text:p text:style-name="P231"><text:span text:style-name="T232">Testez votre site sur différents écrans (Chrome DevTools)</text:span><text:span text:style-name="T233"><text:s/>pour un rendu optimal.</text:span></text:p>
        </text:list-item>
        <text:list-item>
          <text:p text:style-name="P234"><text:span text:style-name="T235">Utilisez<text:s/></text:span><text:span text:style-name="T236">React Query</text:span><text:span text:style-name="T237"><text:s/>ou<text:s/></text:span><text:span text:style-name="T238">Redux Toolkit</text:span><text:span text:style-name="T239"><text:s/>pour optimiser la gestion des requêtes API.</text:span></text:p>
        </text:list-item>
      </text:list>
      <text:p text:style-name="P240"/>
      <text:h text:style-name="Heading2" text:outline-level="2"><text:span text:style-name="T241">📂</text:span><text:span text:style-name="T242"><text:s/></text:span><text:span text:style-name="T243">Livrables attendus</text:span></text:h>
      <text:p text:style-name="Textbody"><text:span text:style-name="T244">✅</text:span><text:span text:style-name="T245"><text:s/></text:span><text:span text:style-name="T246">Code source GitHub</text:span><text:span text:style-name="T247"><text:s/>avec un<text:s/></text:span><text:span text:style-name="T248">README clair</text:span><text:span text:style-name="T249"><text:line-break/></text:span><text:span text:style-name="T250">✅</text:span><text:span text:style-name="T251"><text:s/></text:span><text:span text:style-name="T252">Rapport de projet</text:span><text:span text:style-name="T253"><text:s/>expliquant les choix techniques</text:span><text:span text:style-name="T254"><text:line-break/></text:span><text:span text:style-name="T255">✅</text:span><text:span text:style-name="T256"><text:s/></text:span><text:span text:style-name="T257">Diaporama de présentation</text:span><text:span text:style-name="T258"><text:line-break/></text:span><text:span text:style-name="T259">✅</text:span><text:span text:style-name="T260"><text:s/></text:span><text:span text:style-name="T261">Collection Postman pour les tests API</text:span></text:p>
      <text:p text:style-name="P262"/>
      <text:p text:style-name="Textbody"><text:span text:style-name="T263">⏳</text:span><text:span text:style-name="T264"><text:s/></text:span><text:span text:style-name="T265">Durée : 2 semaines</text:span></text:p>
      <text:soft-page-break/>
      <text:p text:style-name="Textbody"><text:span text:style-name="T266">🔥</text:span><text:span text:style-name="T267"><text:s/></text:span><text:span text:style-name="T268">Montrez votre expertise !</text:span><text:span text:style-name="T269"><text:s/></text:span><text:span text:style-name="T270">🔥</text:span></text:p>
      <text:p text:style-name="P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 Emoji" svg:font-family="Segoe UI Emoji" style:font-family-generic="swiss" style:font-pitch="variable" svg:panose-1="2 11 5 2 4 2 4 2 2 3"/>
    <style:font-face style:name="Roboto" svg:font-family="Roboto" style:font-family-generic="system" style:font-pitch="variable" svg:panose-1="2 0 0 0 0 0 0 0 0 0"/>
    <style:font-face style:name="Poppins" svg:font-family="Poppins" style:font-family-generic="system" style:font-pitch="variable" svg:panose-1="0 0 5 0 0 0 0 0 0 0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39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men Asriyan</meta:initial-creator>
    <dc:creator>Armen Asriyan</dc:creator>
    <meta:creation-date>2025-02-06T10:04:00Z</meta:creation-date>
    <dc:date>2025-02-13T14:29:00Z</dc:date>
    <meta:template xlink:href="Normal.dotm" xlink:type="simple"/>
    <meta:editing-cycles>1</meta:editing-cycles>
    <meta:editing-duration>PT6780S</meta:editing-duration>
    <meta:document-statistic meta:page-count="3" meta:paragraph-count="6" meta:word-count="490" meta:character-count="3280" meta:row-count="23" meta:non-whitespace-character-count="2796"/>
  </office:meta>
</office:document-meta>
</file>